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464453" fo:language="en" fo:country="US" officeooo:rsid="00194caf" officeooo:paragraph-rsid="00194caf"/>
    </style:style>
    <style:style style:name="P2" style:family="paragraph" style:parent-style-name="Standard">
      <style:text-properties fo:color="#464453" fo:language="en" fo:country="US" officeooo:rsid="00194caf" officeooo:paragraph-rsid="0052f141"/>
    </style:style>
    <style:style style:name="P3" style:family="paragraph" style:parent-style-name="Text_20_body">
      <style:text-properties fo:language="en" fo:country="US" officeooo:paragraph-rsid="0051922b"/>
    </style:style>
    <style:style style:name="P4" style:family="paragraph" style:parent-style-name="Text_20_body">
      <style:text-properties fo:language="en" fo:country="US" officeooo:paragraph-rsid="0057537b"/>
    </style:style>
    <style:style style:name="P5" style:family="paragraph" style:parent-style-name="Heading_20_1">
      <style:paragraph-properties fo:break-before="page"/>
      <style:text-properties fo:language="en" fo:country="US"/>
    </style:style>
    <style:style style:name="P6" style:family="paragraph" style:parent-style-name="Table_20_Contents">
      <style:text-properties fo:color="#464453" fo:font-size="11pt" style:font-size-asian="11pt" style:font-size-complex="11pt"/>
    </style:style>
    <style:style style:name="P7" style:family="paragraph" style:parent-style-name="Table_20_Contents">
      <style:paragraph-properties fo:text-align="end" style:justify-single-word="false"/>
      <style:text-properties fo:color="#464453" fo:font-size="10pt" style:font-size-asian="10pt" style:font-size-complex="10pt"/>
    </style:style>
    <style:style style:name="P8" style:family="paragraph" style:parent-style-name="Heading_20_2">
      <style:text-properties fo:language="en" fo:country="US"/>
    </style:style>
    <style:style style:name="T1" style:family="text">
      <style:text-properties officeooo:rsid="001afd46"/>
    </style:style>
    <style:style style:name="T2" style:family="text">
      <style:text-properties officeooo:rsid="0052f141"/>
    </style:style>
    <style:style style:name="T3" style:family="text">
      <style:text-properties fo:color="#464453" fo:language="en" fo:country="US" officeooo:rsid="00194caf"/>
    </style:style>
    <style:style style:name="T4" style:family="text">
      <style:text-properties fo:color="#464453" fo:language="en" fo:country="US" officeooo:rsid="005489ca"/>
    </style:style>
    <style:style style:name="T5" style:family="text">
      <style:text-properties officeooo:rsid="005489ca"/>
    </style:style>
    <style:style style:name="T6" style:family="text">
      <style:text-properties officeooo:rsid="00565644"/>
    </style:style>
    <style:style style:name="T7" style:family="text">
      <style:text-properties officeooo:rsid="0057537b"/>
    </style:style>
    <style:style style:name="T8" style:family="text">
      <style:text-properties fo:language="en" fo:country="US"/>
    </style:style>
    <style:style style:name="T9" style:family="text">
      <style:text-properties fo:language="en" fo:country="US" officeooo:rsid="0052f14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Synopsis</text:h>
      <text:h text:style-name="P8" text:outline-level="2">First act</text:h>
      <text:p text:style-name="P2"><text:span text:style-name="T1">This first act</text:span> takes place in the following levels: 1, 2, 3.</text:p>
      <text:p text:style-name="Text_20_body"><text:span text:style-name="T8">While Sophie, Markl and the Land’s Witch are in a fair in Portheaven, Howl is summoned by Suliman. When he comes back asks Calcifer to help him making a new color of the door (orange) leading to Radme, where he disappears. Few days after, since Howl hasn’t come back yet, Sophie crosses the orange door and a bunch of monsters covered with green mud follow her inside the castle. The team is forced to run outside in the Waste with Calcifer, so the moving castle collapses on their enemies. In search for help and answers the group goes to Suliman, where they find out the provenience of the danger but not his nature. Suliman orders Heen to join the group to look after them, then provides them a ship to Radme.</text:span></text:p>
      <text:h text:style-name="P8" text:outline-level="2">Second act</text:h>
      <text:p text:style-name="P1"><text:span text:style-name="T1">This act</text:span> takes place in the following levels: 4, 5, 6, 7, <text:span text:style-name="T2">8</text:span>.</text:p>
      <text:p text:style-name="P4"><text:span text:style-name="T5">The group lands in Salt Marina and discovers that the king of Radme had been sick for a while and a </text:span>deep sorrow had spread around the city, followed by <text:span text:style-name="T6">the </text:span>green mu<text:span text:style-name="T6">d</text:span>. <text:span text:style-name="T6">Than the king has been exiled from the near capital by a powerful magician just appeared from Ingary. </text:span>In the capital they meet Ben, a sentinel of the exiled king followed by an orphan child with a mark on his neck rescued from a river. Ben explains that the King’s mind was cheated by Layton, an evil magician, until Howl helped him to escape and build a resistance out of town. The team continues the research by interrogating some soldiers that Beuron sent with Howl after being rescued, and so they discover that their friend seems to be drowned in the fight with Layton. <text:span text:style-name="T6">T</text:span>he group decides to reach for the king <text:span text:style-name="T6">in the clearing. </text:span>Layton arrives <text:span text:style-name="T7">there soon </text:span>with his troupes <text:span text:style-name="T7">and conquer the place.</text:span> <text:span text:style-name="T7">T</text:span>ells <text:span text:style-name="T7">to Beuron, defeated,</text:span> how he humbled Howl by stealing his manhood, putting a course on his neck and letting him drown in the river in a child-form. In the mean time the group is hidden nearby, so they <text:span text:style-name="T7">start to believe</text:span> that Howl survived as the coursed child that Ben brings with himself. Layton <text:span text:style-name="T7">than kills the King and,</text:span> thinking <text:span text:style-name="T7">that Howl i</text:span>s dead, <text:span text:style-name="T7">seals</text:span> to <text:span text:style-name="T7">Ingary</text:span> to ultimate his revenge <text:span text:style-name="T7">on Suliman</text:span>.</text:p>
      <text:h text:style-name="P8" text:outline-level="2">Third act</text:h>
      <text:p text:style-name="P1"><text:span text:style-name="T1">The last act</text:span> takes place in the following levels: 9, 10, 11, 12.</text:p>
      <text:p text:style-name="P3">Overcome the swamps, where Layton’s monstrosities have found festive ground to expand, the group sneaks into Layton’s castle to steel the potion that will make Howl adult again. Then they cross the city of Cal during a great uprising to find the child they met earlier (that turned out to be Howl survived), saving him and Ben from a desperate situation. After that, reunited, they run to Ingary using the boots of the seven leagues to promptly save the situation, freeing Portheaven and planning to defeat Layton, who in the meantime besieges Kingsbu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464453"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ynopsis</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ynopsis</dc:title>
    <dc:date>2018-12-13T16:05:29.917000000</dc:date>
    <meta:editing-duration>PT2H2M28S</meta:editing-duration>
    <meta:editing-cycles>64</meta:editing-cycles>
    <meta:generator>LibreOffice/6.1.2.1$Windows_X86_64 LibreOffice_project/65905a128db06ba48db947242809d14d3f9a93fe</meta:generator>
    <dc:creator>Michele Maione</dc:creator>
    <meta:document-statistic meta:table-count="1" meta:image-count="0" meta:object-count="0" meta:page-count="1" meta:paragraph-count="12" meta:word-count="506" meta:character-count="2767" meta:non-whitespace-character-count="2274"/>
    <meta:template xlink:type="simple" xlink:actuate="onRequest" xlink:title="" xlink:href="../MasterGameDesignDocument.odm" meta:date="2018-12-13T16:01:48.917000000"/>
  </office:meta>
</office:document-meta>
</file>